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SourceEntry.getScript( Context context , Scriptable scope , boolean refresh , CompilingInterpreter interpre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SourceEntry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ingInterpreter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riptSourceEntry.getCompil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SourceEntry.ScriptSourceEntry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ingInterpret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SourceEntry.ScriptSourceEntry( Source source , Script script , lo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